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110.6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7.9pt" svg:y="283.66pt">
            <loext:p draw:notify-on-update-of-ranges="Sheet1.A13:Sheet1.A19 Sheet1.B13:Sheet1.B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0.72pt" svg:y="24.66pt">
            <loext:p draw:notify-on-update-of-ranges="Sheet1.A3:Sheet1.A3 Sheet1.A4:Sheet1.A10 Sheet1.B4:Sheet1.B10 Sheet1.C3:Sheet1.C3 Sheet1.C4:Sheet1.C10 Sheet1.D3:Sheet1.D3 Sheet1.D4:Sheet1.D10 Sheet1.E3:Sheet1.E3 Sheet1.E4:Sheet1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.12pt" svg:y="812.69pt">
            <loext:p draw:notify-on-update-of-ranges="Sheet1.A31:Sheet1.A31 Sheet1.A32:Sheet1.A40 Sheet1.B31:Sheet1.B31 Sheet1.B32:Sheet1.B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.07pt" svg:y="544.96pt">
            <loext:p draw:notify-on-update-of-ranges="Sheet1.A21:Sheet1.A21 Sheet1.A22:Sheet1.A29 Sheet1.B21:Sheet1.B21 Sheet1.B22:Sheet1.B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282.39pt" svg:y="1104.12pt">
            <loext:p draw:notify-on-update-of-ranges="Sheet1.A87:Sheet1.A87 Sheet1.A88:Sheet1.A91 Sheet1.B87:Sheet1.B87 Sheet1.B88:Sheet1.B9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ow History Length Test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 of Throws</text:p>
          </table:table-cell>
          <table:table-cell office:value-type="string" calcext:value-type="string">
            <text:p>Backprop Accuracy</text:p>
          </table:table-cell>
          <table:table-cell office:value-type="string" calcext:value-type="string">
            <text:p>Naive Bayes Accuracy</text:p>
          </table:table-cell>
          <table:table-cell office:value-type="string" calcext:value-type="string">
            <text:p>SVM Accuracy</text:p>
          </table:table-cell>
          <table:table-cell office:value-type="string" calcext:value-type="string">
            <text:p>Average Model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percentage" office:value="0.324031007752" calcext:value-type="percentage">
            <text:p>32.40%</text:p>
          </table:table-cell>
          <table:table-cell table:style-name="ce1" office:value-type="percentage" office:value="0.328449612403" calcext:value-type="percentage">
            <text:p>32.84%</text:p>
          </table:table-cell>
          <table:table-cell table:style-name="ce1" office:value-type="percentage" office:value="0.321627906977" calcext:value-type="percentage">
            <text:p>32.16%</text:p>
          </table:table-cell>
          <table:table-cell table:style-name="ce1" table:formula="of:=AVERAGE([.B4:.D4])" office:value-type="percentage" office:value="0.324702842377333" calcext:value-type="percentage">
            <text:p>32.4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percentage" office:value="0.329921259843" calcext:value-type="percentage">
            <text:p>32.99%</text:p>
          </table:table-cell>
          <table:table-cell table:style-name="ce1" office:value-type="percentage" office:value="0.32937007874" calcext:value-type="percentage">
            <text:p>32.94%</text:p>
          </table:table-cell>
          <table:table-cell table:style-name="ce1" office:value-type="percentage" office:value="0.324173228346" calcext:value-type="percentage">
            <text:p>32.42%</text:p>
          </table:table-cell>
          <table:table-cell table:style-name="ce1" table:formula="of:=AVERAGE([.B5:.D5])" office:value-type="percentage" office:value="0.327821522309667" calcext:value-type="percentage">
            <text:p>32.7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percentage" office:value="0.322926829268" calcext:value-type="percentage">
            <text:p>32.29%</text:p>
          </table:table-cell>
          <table:table-cell table:style-name="ce1" office:value-type="percentage" office:value="0.32243902439" calcext:value-type="percentage">
            <text:p>32.24%</text:p>
          </table:table-cell>
          <table:table-cell table:style-name="ce1" office:value-type="percentage" office:value="0.330569105691" calcext:value-type="percentage">
            <text:p>33.06%</text:p>
          </table:table-cell>
          <table:table-cell table:style-name="ce1" table:formula="of:=AVERAGE([.B6:.D6])" office:value-type="percentage" office:value="0.325311653116333" calcext:value-type="percentage">
            <text:p>32.5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percentage" office:value="0.330347826087" calcext:value-type="percentage">
            <text:p>33.03%</text:p>
          </table:table-cell>
          <table:table-cell table:style-name="ce1" office:value-type="percentage" office:value="0.329391304348" calcext:value-type="percentage">
            <text:p>32.94%</text:p>
          </table:table-cell>
          <table:table-cell table:style-name="ce1" office:value-type="percentage" office:value="0.340956521739" calcext:value-type="percentage">
            <text:p>34.10%</text:p>
          </table:table-cell>
          <table:table-cell table:style-name="ce1" table:formula="of:=AVERAGE([.B7:.D7])" office:value-type="percentage" office:value="0.333565217391333" calcext:value-type="percentage">
            <text:p>33.36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percentage" office:value="0.332407407407" calcext:value-type="percentage">
            <text:p>33.24%</text:p>
          </table:table-cell>
          <table:table-cell table:style-name="ce1" office:value-type="percentage" office:value="0.327222222222" calcext:value-type="percentage">
            <text:p>32.72%</text:p>
          </table:table-cell>
          <table:table-cell table:style-name="ce1" office:value-type="percentage" office:value="0.342407407407" calcext:value-type="percentage">
            <text:p>34.24%</text:p>
          </table:table-cell>
          <table:table-cell table:style-name="ce1" table:formula="of:=AVERAGE([.B8:.D8])" office:value-type="percentage" office:value="0.334012345678667" calcext:value-type="percentage">
            <text:p>33.4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3312" calcext:value-type="percentage">
            <text:p>33.12%</text:p>
          </table:table-cell>
          <table:table-cell table:style-name="ce1" office:value-type="percentage" office:value="0.3272" calcext:value-type="percentage">
            <text:p>32.72%</text:p>
          </table:table-cell>
          <table:table-cell table:style-name="ce1" office:value-type="percentage" office:value="0.3363" calcext:value-type="percentage">
            <text:p>33.63%</text:p>
          </table:table-cell>
          <table:table-cell table:style-name="ce1" table:formula="of:=AVERAGE([.B9:.D9])" office:value-type="percentage" office:value="0.331566666666667" calcext:value-type="percentage">
            <text:p>33.16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percentage" office:value="0.325268817204" calcext:value-type="percentage">
            <text:p>32.53%</text:p>
          </table:table-cell>
          <table:table-cell table:style-name="ce1" office:value-type="percentage" office:value="0.328709677419" calcext:value-type="percentage">
            <text:p>32.87%</text:p>
          </table:table-cell>
          <table:table-cell table:style-name="ce1" office:value-type="percentage" office:value="0.330752688172" calcext:value-type="percentage">
            <text:p>33.08%</text:p>
          </table:table-cell>
          <table:table-cell table:style-name="ce1" table:formula="of:=AVERAGE([.B10:.D10])" office:value-type="percentage" office:value="0.328243727598333" calcext:value-type="percentage">
            <text:p>32.82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 of Throws</text:p>
          </table:table-cell>
          <table:table-cell office:value-type="string" calcext:value-type="string">
            <text:p>Average Model Accurac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AVERAGE([.B4:.D4])" office:value-type="percentage" office:value="0.324702842377333" calcext:value-type="percentage">
            <text:p>32.47%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AVERAGE([.B5:.D5])" office:value-type="percentage" office:value="0.327821522309667" calcext:value-type="percentage">
            <text:p>32.78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AVERAGE([.B6:.D6])" office:value-type="percentage" office:value="0.325311653116333" calcext:value-type="percentage">
            <text:p>32.53%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AVERAGE([.B7:.D7])" office:value-type="percentage" office:value="0.333565217391333" calcext:value-type="percentage">
            <text:p>33.36%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AVERAGE([.B8:.D8])" office:value-type="percentage" office:value="0.334012345678667" calcext:value-type="percentage">
            <text:p>33.40%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AVERAGE([.B9:.D9])" office:value-type="percentage" office:value="0.331566666666667" calcext:value-type="percentage">
            <text:p>33.16%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table:formula="of:=AVERAGE([.B10:.D10])" office:value-type="percentage" office:value="0.328243727598333" calcext:value-type="percentage">
            <text:p>32.82%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rst layer of nodes</text:p>
          </table:table-cell>
          <table:table-cell office:value-type="string" calcext:value-type="string">
            <text:p>Average Accuracy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28333333333" calcext:value-type="float">
            <text:p>0.32833333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0833333333" calcext:value-type="float">
            <text:p>0.330833333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9722222222" calcext:value-type="float">
            <text:p>0.3297222222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3537037037" calcext:value-type="float">
            <text:p>0.335370370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0925925926" calcext:value-type="float">
            <text:p>0.3309259259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36388888889" calcext:value-type="float">
            <text:p>0.3363888889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333888888889" calcext:value-type="float">
            <text:p>0.3338888889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334444444444" calcext:value-type="float">
            <text:p>0.334444444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cond layer of nodes</text:p>
          </table:table-cell>
          <table:table-cell office:value-type="string" calcext:value-type="string">
            <text:p>Average Accurac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537037037" calcext:value-type="float">
            <text:p>0.325370370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4722222222" calcext:value-type="float">
            <text:p>0.334722222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1851851852" calcext:value-type="float">
            <text:p>0.331851851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6296296296" calcext:value-type="float">
            <text:p>0.326296296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27314814815" calcext:value-type="float">
            <text:p>0.32731481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6111111111" calcext:value-type="float">
            <text:p>0.326111111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36203703704" calcext:value-type="float">
            <text:p>0.336203703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212962963" calcext:value-type="float">
            <text:p>0.3321296296</text:p>
          </table:table-cell>
          <table:table-cell table:number-columns-repeated="3"/>
        </table:table-row>
        <table:table-row table:style-name="ro1" table:number-rows-repeated="46">
          <table:table-cell table:number-columns-repeated="5"/>
        </table:table-row>
        <table:table-row table:style-name="ro1">
          <table:table-cell office:value-type="string" calcext:value-type="string">
            <text:p>Ensemble</text:p>
          </table:table-cell>
          <table:table-cell office:value-type="string" calcext:value-type="string">
            <text:p>Average 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ting</text:p>
          </table:table-cell>
          <table:table-cell office:value-type="float" office:value="0.329907407407" calcext:value-type="float">
            <text:p>0.3299074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abilities</text:p>
          </table:table-cell>
          <table:table-cell office:value-type="float" office:value="0.333981481481" calcext:value-type="float">
            <text:p>0.3339814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ting (no NB)</text:p>
          </table:table-cell>
          <table:table-cell office:value-type="float" office:value="0.31462962963" calcext:value-type="float">
            <text:p>0.3146296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babilities (no NB)</text:p>
          </table:table-cell>
          <table:table-cell office:value-type="float" office:value="0.306018518519" calcext:value-type="float">
            <text:p>0.3060185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32:23.340676399</meta:creation-date>
    <dc:date>2017-04-10T21:50:36.291013602</dc:date>
    <meta:editing-duration>PT14M36S</meta:editing-duration>
    <meta:editing-cycles>2</meta:editing-cycles>
    <meta:generator>LibreOffice/5.1.6.2$Linux_X86_64 LibreOffice_project/10m0$Build-2</meta:generator>
    <meta:document-statistic meta:table-count="1" meta:cell-count="1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9cm" svg:y="0.316cm" chart:style-name="ch2">
          <text:p>Tuning Number of Instances</text:p>
        </chart:title>
        <chart:plot-area chart:style-name="ch3" table:cell-range-address="Sheet1.A13:Sheet1.B19" chart:data-source-has-labels="column" svg:x="1.331cm" svg:y="1.275cm" svg:width="14.349cm" svg:height="6.564cm">
          <chartooo:coordinate-region svg:x="2.746cm" svg:y="1.474cm" svg:width="12.747cm" svg:height="5.718cm"/>
          <chart:axis chart:dimension="x" chart:name="primary-x" chart:style-name="ch4" chartooo:axis-type="auto">
            <chartooo:date-scale/>
            <chart:title svg:x="6.212cm" svg:y="8.019cm" chart:style-name="ch5">
              <text:p>Number of Throws per Instance</text:p>
            </chart:title>
            <chart:categories table:cell-range-address="Sheet1.A13:Sheet1.A19"/>
          </chart:axis>
          <chart:axis chart:dimension="y" chart:name="primary-y" chart:style-name="ch6">
            <chart:title svg:x="0.451cm" svg:y="6.691cm" chart:style-name="ch7">
              <text:p>Average of Model Accuracies</text:p>
            </chart:title>
            <chart:grid chart:style-name="ch8" chart:class="major"/>
          </chart:axis>
          <chart:series chart:style-name="ch9" chart:values-cell-range-address="Sheet1.B13:Sheet1.B1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3:Sheet1.A19</svg:desc>
                </draw:g>
              </table:table-cell>
              <table:table-cell office:value-type="float" office:value="0.324702842377333">
                <text:p>0.324702842377333</text:p>
                <draw:g>
                  <svg:desc>Sheet1.B13:Sheet1.B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7821522309667">
                <text:p>0.327821522309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5311653116333">
                <text:p>0.325311653116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3565217391333">
                <text:p>0.333565217391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4012345678667">
                <text:p>0.334012345678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1566666666667">
                <text:p>0.3315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28243727598333">
                <text:p>0.328243727598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9cm" svg:y="0.316cm" chart:style-name="ch2">
          <text:p>Tuning Number of Instances</text:p>
        </chart:title>
        <chart:legend chart:legend-position="end" svg:x="10.846cm" svg:y="3.454cm" style:legend-expansion="high" chart:style-name="ch3"/>
        <chart:plot-area chart:style-name="ch4" table:cell-range-address="Sheet1.A3:Sheet1.A10 Sheet1.B4:Sheet1.E10 Sheet1.C3:Sheet1.E3" chart:data-source-has-labels="both" svg:x="1.331cm" svg:y="1.275cm" svg:width="9.195cm" svg:height="6.564cm">
          <chartooo:coordinate-region svg:x="2.746cm" svg:y="1.474cm" svg:width="7.593cm" svg:height="5.718cm"/>
          <chart:axis chart:dimension="x" chart:name="primary-x" chart:style-name="ch5" chartooo:axis-type="auto">
            <chartooo:date-scale/>
            <chart:title svg:x="3.635cm" svg:y="8.019cm" chart:style-name="ch6">
              <text:p>Number of Throws per Instance</text:p>
            </chart:title>
            <chart:categories table:cell-range-address="Sheet1.A4:Sheet1.A10"/>
          </chart:axis>
          <chart:axis chart:dimension="y" chart:name="primary-y" chart:style-name="ch7">
            <chart:title svg:x="0.451cm" svg:y="5.897cm" chart:style-name="ch8">
              <text:p>Average Accuracy</text:p>
            </chart:title>
            <chart:grid chart:style-name="ch9" chart:class="major"/>
          </chart:axis>
          <chart:series chart:style-name="ch10" chart:values-cell-range-address="Sheet1.B4:Sheet1.B10" loext:label-string="&quot;MLP Accuracy&quot;" chart:class="chart:line">
            <chart:data-point chart:repeated="7"/>
          </chart:series>
          <chart:series chart:style-name="ch11" chart:values-cell-range-address="Sheet1.C4:Sheet1.C10" chart:label-cell-address="Sheet1.C3:Sheet1.C3" chart:class="chart:line">
            <chart:data-point chart:repeated="7"/>
          </chart:series>
          <chart:series chart:style-name="ch12" chart:values-cell-range-address="Sheet1.D4:Sheet1.D10" chart:label-cell-address="Sheet1.D3:Sheet1.D3" chart:class="chart:line">
            <chart:data-point chart:repeated="7"/>
          </chart:series>
          <chart:series chart:style-name="ch13" chart:values-cell-range-address="Sheet1.E4:Sheet1.E10" chart:label-cell-address="Sheet1.E3:Sheet1.E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P Accuracy</text:p>
              </table:table-cell>
              <table:table-cell office:value-type="string">
                <text:p>Naive Bayes Accuracy</text:p>
                <draw:g>
                  <svg:desc>Sheet1.C3:Sheet1.C3</svg:desc>
                </draw:g>
              </table:table-cell>
              <table:table-cell office:value-type="string">
                <text:p>SVM Accuracy</text:p>
                <draw:g>
                  <svg:desc>Sheet1.D3:Sheet1.D3</svg:desc>
                </draw:g>
              </table:table-cell>
              <table:table-cell office:value-type="string">
                <text:p>Average Model Accuracy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10</svg:desc>
                </draw:g>
              </table:table-cell>
              <table:table-cell office:value-type="float" office:value="0.324031007752">
                <text:p>0.324031007752</text:p>
                <draw:g>
                  <svg:desc>Sheet1.B4:Sheet1.B10</svg:desc>
                </draw:g>
              </table:table-cell>
              <table:table-cell office:value-type="float" office:value="0.328449612403">
                <text:p>0.328449612403</text:p>
                <draw:g>
                  <svg:desc>Sheet1.C4:Sheet1.C10</svg:desc>
                </draw:g>
              </table:table-cell>
              <table:table-cell office:value-type="float" office:value="0.321627906977">
                <text:p>0.321627906977</text:p>
                <draw:g>
                  <svg:desc>Sheet1.D4:Sheet1.D10</svg:desc>
                </draw:g>
              </table:table-cell>
              <table:table-cell office:value-type="float" office:value="0.324702842377333">
                <text:p>0.324702842377333</text:p>
                <draw:g>
                  <svg:desc>Sheet1.E4:Sheet1.E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9921259843">
                <text:p>0.329921259843</text:p>
              </table:table-cell>
              <table:table-cell office:value-type="float" office:value="0.32937007874">
                <text:p>0.32937007874</text:p>
              </table:table-cell>
              <table:table-cell office:value-type="float" office:value="0.324173228346">
                <text:p>0.324173228346</text:p>
              </table:table-cell>
              <table:table-cell office:value-type="float" office:value="0.327821522309667">
                <text:p>0.327821522309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2926829268">
                <text:p>0.322926829268</text:p>
              </table:table-cell>
              <table:table-cell office:value-type="float" office:value="0.32243902439">
                <text:p>0.32243902439</text:p>
              </table:table-cell>
              <table:table-cell office:value-type="float" office:value="0.330569105691">
                <text:p>0.330569105691</text:p>
              </table:table-cell>
              <table:table-cell office:value-type="float" office:value="0.325311653116333">
                <text:p>0.325311653116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0347826087">
                <text:p>0.330347826087</text:p>
              </table:table-cell>
              <table:table-cell office:value-type="float" office:value="0.329391304348">
                <text:p>0.329391304348</text:p>
              </table:table-cell>
              <table:table-cell office:value-type="float" office:value="0.340956521739">
                <text:p>0.340956521739</text:p>
              </table:table-cell>
              <table:table-cell office:value-type="float" office:value="0.333565217391333">
                <text:p>0.333565217391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2407407407">
                <text:p>0.332407407407</text:p>
              </table:table-cell>
              <table:table-cell office:value-type="float" office:value="0.327222222222">
                <text:p>0.327222222222</text:p>
              </table:table-cell>
              <table:table-cell office:value-type="float" office:value="0.342407407407">
                <text:p>0.342407407407</text:p>
              </table:table-cell>
              <table:table-cell office:value-type="float" office:value="0.334012345678667">
                <text:p>0.334012345678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12">
                <text:p>0.3312</text:p>
              </table:table-cell>
              <table:table-cell office:value-type="float" office:value="0.3272">
                <text:p>0.3272</text:p>
              </table:table-cell>
              <table:table-cell office:value-type="float" office:value="0.3363">
                <text:p>0.3363</text:p>
              </table:table-cell>
              <table:table-cell office:value-type="float" office:value="0.331566666666667">
                <text:p>0.3315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25268817204">
                <text:p>0.325268817204</text:p>
              </table:table-cell>
              <table:table-cell office:value-type="float" office:value="0.328709677419">
                <text:p>0.328709677419</text:p>
              </table:table-cell>
              <table:table-cell office:value-type="float" office:value="0.330752688172">
                <text:p>0.330752688172</text:p>
              </table:table-cell>
              <table:table-cell office:value-type="float" office:value="0.328243727598333">
                <text:p>0.328243727598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53cm" svg:y="0.316cm" chart:style-name="ch2">
          <text:p>Accuracy vs Number of Hidden Nodes in Second Layer</text:p>
        </chart:title>
        <chart:plot-area chart:style-name="ch3" table:cell-range-address="Sheet1.A31:Sheet1.B40" chart:data-source-has-labels="both" svg:x="1.331cm" svg:y="1.275cm" svg:width="14.349cm" svg:height="6.564cm">
          <chartooo:coordinate-region svg:x="2.429cm" svg:y="1.474cm" svg:width="12.971cm" svg:height="5.718cm"/>
          <chart:axis chart:dimension="x" chart:name="primary-x" chart:style-name="ch4" chartooo:axis-type="auto">
            <chartooo:date-scale/>
            <chart:title svg:x="6.186cm" svg:y="8.019cm" chart:style-name="ch5">
              <text:p>Nodes in Second Hidden Layer</text:p>
            </chart:title>
            <chart:categories table:cell-range-address="Sheet1.A32:Sheet1.A40"/>
          </chart:axis>
          <chart:axis chart:dimension="y" chart:name="primary-y" chart:style-name="ch4">
            <chart:title svg:x="0.451cm" svg:y="5.276cm" chart:style-name="ch6">
              <text:p>Accuracy</text:p>
            </chart:title>
            <chart:grid chart:style-name="ch7" chart:class="major"/>
          </chart:axis>
          <chart:series chart:style-name="ch8" chart:values-cell-range-address="Sheet1.B32:Sheet1.B40" chart:label-cell-address="Sheet1.B31:Sheet1.B3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ccuracy</text:p>
                <draw:g>
                  <svg:desc>Sheet1.B31:Sheet1.B3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2:Sheet1.A40</svg:desc>
                </draw:g>
              </table:table-cell>
              <table:table-cell office:value-type="float" office:value="0.32537037037">
                <text:p>0.32537037037</text:p>
                <draw:g>
                  <svg:desc>Sheet1.B32:Sheet1.B4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34722222222">
                <text:p>0.33472222222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1851851852">
                <text:p>0.3318518518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26296296296">
                <text:p>0.3262962962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27314814815">
                <text:p>0.3273148148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26111111111">
                <text:p>0.3261111111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36203703704">
                <text:p>0.3362037037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3212962963">
                <text:p>0.332129629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44cm" svg:y="0.316cm" chart:style-name="ch2">
          <text:p>Accuracy vs Number of Hidden Nodes in First Layer</text:p>
        </chart:title>
        <chart:plot-area chart:style-name="ch3" table:cell-range-address="Sheet1.A21:Sheet1.B29" chart:data-source-has-labels="both" svg:x="1.331cm" svg:y="1.275cm" svg:width="14.349cm" svg:height="6.564cm">
          <chartooo:coordinate-region svg:x="2.429cm" svg:y="1.474cm" svg:width="12.879cm" svg:height="5.718cm"/>
          <chart:axis chart:dimension="x" chart:name="primary-x" chart:style-name="ch4" chartooo:axis-type="auto">
            <chartooo:date-scale/>
            <chart:title svg:x="6.437cm" svg:y="8.019cm" chart:style-name="ch5">
              <text:p>Nodes in First Hidden Layer</text:p>
            </chart:title>
            <chart:categories table:cell-range-address="Sheet1.A22:Sheet1.A29"/>
          </chart:axis>
          <chart:axis chart:dimension="y" chart:name="primary-y" chart:style-name="ch4">
            <chart:title svg:x="0.451cm" svg:y="5.276cm" chart:style-name="ch6">
              <text:p>Accuracy</text:p>
            </chart:title>
            <chart:grid chart:style-name="ch7" chart:class="major"/>
          </chart:axis>
          <chart:series chart:style-name="ch8" chart:values-cell-range-address="Sheet1.B22:Sheet1.B29" chart:label-cell-address="Sheet1.B21:Sheet1.B2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ccuracy</text:p>
                <draw:g>
                  <svg:desc>Sheet1.B21:Sheet1.B21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22:Sheet1.A29</svg:desc>
                </draw:g>
              </table:table-cell>
              <table:table-cell office:value-type="float" office:value="0.328333333333">
                <text:p>0.328333333333</text:p>
                <draw:g>
                  <svg:desc>Sheet1.B22:Sheet1.B2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0833333333">
                <text:p>0.3308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29722222222">
                <text:p>0.3297222222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3537037037">
                <text:p>0.3353703703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30925925926">
                <text:p>0.33092592592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336388888889">
                <text:p>0.33638888888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33888888889">
                <text:p>0.33388888888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334444444444">
                <text:p>0.334444444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74cm" svg:y="0.316cm" chart:style-name="ch2">
          <text:p>Ensemble Accuracies</text:p>
        </chart:title>
        <chart:plot-area chart:style-name="ch3" table:cell-range-address="Sheet1.A87:Sheet1.B91" chart:data-source-has-labels="both" svg:x="1.331cm" svg:y="1.275cm" svg:width="14.349cm" svg:height="7.545cm">
          <chartooo:coordinate-region svg:x="2.429cm" svg:y="1.475cm" svg:width="13.251cm" svg:height="6.699cm"/>
          <chart:axis chart:dimension="x" chart:name="primary-x" chart:style-name="ch4" chartooo:axis-type="auto">
            <chartooo:date-scale/>
            <chart:categories table:cell-range-address="Sheet1.A88:Sheet1.A91"/>
          </chart:axis>
          <chart:axis chart:dimension="y" chart:name="primary-y" chart:style-name="ch5">
            <chart:title svg:x="0.451cm" svg:y="6.387cm" chart:style-name="ch6">
              <text:p>Average Accuracy</text:p>
            </chart:title>
            <chart:grid chart:style-name="ch7" chart:class="major"/>
          </chart:axis>
          <chart:series chart:style-name="ch8" chart:values-cell-range-address="Sheet1.B88:Sheet1.B91" chart:label-cell-address="Sheet1.B87:Sheet1.B8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Accuracy</text:p>
                <draw:g>
                  <svg:desc>Sheet1.B87:Sheet1.B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oting</text:p>
                <draw:g>
                  <svg:desc>Sheet1.A88:Sheet1.A91</svg:desc>
                </draw:g>
              </table:table-cell>
              <table:table-cell office:value-type="float" office:value="0.329907407407">
                <text:p>0.329907407407</text:p>
                <draw:g>
                  <svg:desc>Sheet1.B88:Sheet1.B91</svg:desc>
                </draw:g>
              </table:table-cell>
            </table:table-row>
            <table:table-row>
              <table:table-cell office:value-type="string">
                <text:p>Probabilities</text:p>
              </table:table-cell>
              <table:table-cell office:value-type="float" office:value="0.333981481481">
                <text:p>0.333981481481</text:p>
              </table:table-cell>
            </table:table-row>
            <table:table-row>
              <table:table-cell office:value-type="string">
                <text:p>Voting (no NB)</text:p>
              </table:table-cell>
              <table:table-cell office:value-type="float" office:value="0.31462962963">
                <text:p>0.31462962963</text:p>
              </table:table-cell>
            </table:table-row>
            <table:table-row>
              <table:table-cell office:value-type="string">
                <text:p>Probabilities (no NB)</text:p>
              </table:table-cell>
              <table:table-cell office:value-type="float" office:value="0.306018518519">
                <text:p>0.3060185185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